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Liberation Serif1" fo:font-size="11pt" officeooo:paragraph-rsid="001bb79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1pt" officeooo:paragraph-rsid="001bb797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officeooo:paragraph-rsid="001bb797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officeooo:paragraph-rsid="001bb797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paragraph-rsid="001bb797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bb797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1.04" style:data-style-name="N0">11.04</text:variable-set>: Intensity and Polarization.</text:p>
      <text:p text:style-name="P4"/>
      <text:list xml:id="list7880677673657781167" text:style-name="L1">
        <text:list-item>
          <text:p text:style-name="P5">A 10-watt flashlight lights up a circle on a wall. <text:s/>The circle has an area of 2 m<text:span text:style-name="T1">2</text:span>. <text:s text:c="3"/>What is the intensity of the light that hits the wall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2926964529583" text:continue-numbering="true" text:style-name="L1">
        <text:list-item>
          <text:p text:style-name="P5">A 100-watt light bulb shines in all directions equally. <text:s/>What is the intensity of the light 3 meters from the bulb?</text:p>
        </text:list-item>
      </text:list>
      <text:p text:style-name="P6"/>
      <text:p text:style-name="P6"/>
      <text:p text:style-name="P6"/>
      <text:p text:style-name="P6"/>
      <text:list xml:id="list72926489056427" text:continue-numbering="true" text:style-name="L1">
        <text:list-item>
          <text:p text:style-name="P5">Sunlight at the earth has an average intensity of 1600 Watts per square meter. <text:s/>What is the Power of the sun? (The distance from the sun to the earth is (1.496 x 10<text:span text:style-name="T1">11 </text:span>m.)</text:p>
        </text:list-item>
      </text:list>
      <text:p text:style-name="P6"/>
      <text:p text:style-name="P6"/>
      <text:p text:style-name="P6"/>
      <text:p text:style-name="P6"/>
      <text:list xml:id="list72926757035416" text:continue-numbering="true" text:style-name="L1">
        <text:list-item>
          <text:p text:style-name="P5">A non-polarized beam of light, intensity 50 Watts per square meter strikes a polarizer. <text:s/>What is the intensity of the light that passes through the polarizer?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72925957666065" text:continue-numbering="true" text:style-name="L1">
        <text:list-item>
          <text:p text:style-name="P5">Two Linear polarizers are oriented at a 45<text:span text:style-name="T2">°</text:span> angle to each other. <text:s/>A non-polarized beam of light with an intensity of 100 Watts per square meter strikes the first polarizer. <text:s/></text:p>
          <text:list>
            <text:list-item>
              <text:p text:style-name="P5">What is the intensity of the light beam that exits the first polarizer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2927837848778" text:continue-numbering="true" text:style-name="L1">
        <text:list-item>
          <text:list>
            <text:list-item>
              <text:p text:style-name="P5">What is the intensity of the light that exits the second polarizer?</text:p>
            </text:list-item>
          </text:list>
        </text:list-item>
      </text:list>
      <text:p text:style-name="P6"/>
      <text:p text:style-name="P6"/>
      <text:p text:style-name="P6"/>
      <text:list xml:id="list72927482791694" text:continue-numbering="true" text:style-name="L1">
        <text:list-item>
          <text:list>
            <text:list-item>
              <text:p text:style-name="P7"><text:span text:style-name="T4">The second polarizer is then rotated to an angle of 75</text:span><text:span text:style-name="T3">°. <text:s/>How do your answers from parts (a) and (b) change?</text:span></text:p>
            </text:list-item>
          </text:list>
        </text:list-item>
      </text:list>
      <text:p text:style-name="P3"/>
      <text:p text:style-name="P3"/>
      <text:p text:style-name="P3"/>
      <text:list xml:id="list72927001439430" text:continue-numbering="true" text:style-name="L1">
        <text:list-item>
          <text:list>
            <text:list-item>
              <text:p text:style-name="P2">Find the intensity of light that exits the second polarizer at this new angle.</text:p>
            </text:list-item>
          </text:list>
        </text:list-item>
      </text:list>
      <text:p text:style-name="P3"/>
      <text:p text:style-name="P3"/>
      <text:list xml:id="list72927092654024" text:continue-numbering="true" text:style-name="L1">
        <text:list-item>
          <text:p text:style-name="P5"><text:soft-page-break/>Two Linear polarizers are oriented at a 90<text:span text:style-name="T2">°</text:span> angle to each other. <text:s/>A non-polarized beam of light with an intensity of 500 Watts per square meter strikes the first polarizer. <text:s/></text:p>
          <text:list>
            <text:list-item>
              <text:p text:style-name="P5">What is the intensity of the light beam that exits the first polarizer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2927583564481" text:continue-numbering="true" text:style-name="L1">
        <text:list-item>
          <text:list>
            <text:list-item>
              <text:p text:style-name="P2">What is the intensity of the light that exits the second polariz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2928013523380" text:continue-numbering="true" text:style-name="L1">
        <text:list-item>
          <text:list>
            <text:list-item>
              <text:p text:style-name="P2">A third polarizer is inserted between the original two polarizers. <text:s/>Find:</text:p>
              <text:list>
                <text:list-item>
                  <text:p text:style-name="P2">The intensity of the light that exits the first polarizer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list xml:id="list72926597782429" text:continue-numbering="true" text:style-name="L1">
        <text:list-item>
          <text:list>
            <text:list-item>
              <text:list>
                <text:list-item>
                  <text:p text:style-name="P2">The intensity of light that exits the new polarizer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list xml:id="list72927663271270" text:continue-numbering="true" text:style-name="L1">
        <text:list-item>
          <text:list>
            <text:list-item>
              <text:list>
                <text:list-item>
                  <text:p text:style-name="P2">The intensity of light that exits the entire system.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list xml:id="list72926317515839" text:continue-numbering="true" text:style-name="L1">
        <text:list-item>
          <text:list>
            <text:list-item>
              <text:p text:style-name="P2">Explain why your answer for c.iii is diffferent from your answer for part b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2927631063439" text:continue-numbering="true" text:style-name="L1">
        <text:list-item>
          <text:p text:style-name="P2">A light bulb has a power rating of 40 watts. <text:s/>It emits light in all directions. <text:s/>The light is incident on a polarizer 5 meters away. <text:s/></text:p>
          <text:list>
            <text:list-item>
              <text:p text:style-name="P2">What is the intensity of light before it enters the first polarizer?</text:p>
            </text:list-item>
          </text:list>
        </text:list-item>
      </text:list>
      <text:p text:style-name="P3"/>
      <text:p text:style-name="P3"/>
      <text:list xml:id="list72926456612590" text:continue-numbering="true" text:style-name="L1">
        <text:list-item>
          <text:list>
            <text:list-item>
              <text:p text:style-name="P2">What is the intensity of the light after it passes through the polarizer. <text:s/></text:p>
            </text:list-item>
          </text:list>
        </text:list-item>
      </text:list>
      <text:p text:style-name="P3"/>
      <text:p text:style-name="P3"/>
      <text:p text:style-name="P3"/>
      <text:list xml:id="list72926091708955" text:continue-numbering="true" text:style-name="L1">
        <text:list-item>
          <text:list>
            <text:list-item>
              <text:p text:style-name="P2">What angle would a second polarizer need to be set at in order for the intensity to be 20% of the intensity from part a?</text:p>
            </text:list-item>
          </text:list>
        </text:list-item>
      </text:list>
      <text:p text:style-name="P3"/>
      <text:p text:style-name="P3"/>
      <text:list xml:id="list72927040347449" text:continue-numbering="true" text:style-name="L1">
        <text:list-item>
          <text:list>
            <text:list-item>
              <text:p text:style-name="P2">The light then passes through a concave lens. <text:s/>Does the intensity increase, decrease, or stay the same? <text:s/>Explain your answer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5-25T07:29:25.891893790" text:date-adjust="PT24H00M00S">05/26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1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7:27:02.333293540</meta:creation-date>
    <meta:editing-duration>PT2M23S</meta:editing-duration>
    <meta:editing-cycles>2</meta:editing-cycles>
    <meta:generator>LibreOffice/4.3.7.2$Linux_X86_64 LibreOffice_project/430$Build-2</meta:generator>
    <dc:date>2017-05-25T07:29:25.829121066</dc:date>
    <meta:document-statistic meta:table-count="0" meta:image-count="2" meta:object-count="0" meta:page-count="2" meta:paragraph-count="25" meta:word-count="439" meta:character-count="2397" meta:non-whitespace-character-count="1948"/>
  </office:meta>
</office:document-meta>
</file>